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2*([.B1]))*([.C1])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2*([.B2]))*([.C2])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2*([.B3]))*([.C3])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2*([.B4]))*([.C4])+1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2*([.B5]))*([.C5])+1" office:value-type="float" office:value="17" calcext:value-type="float">
            <text:p>17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formula="of:=(2*([.B6]))*([.C6])+1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2*([.B7]))*([.C7])+1"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table:formula="of:=(2*([.B8]))*([.C8])+1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2*([.B9]))*([.C9])+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20:10:32.999000000</meta:creation-date>
    <dc:date>2024-02-01T20:27:30.286000000</dc:date>
    <meta:editing-duration>PT16M58S</meta:editing-duration>
    <meta:editing-cycles>1</meta:editing-cycles>
    <meta:document-statistic meta:table-count="1" meta:cell-count="27" meta:object-count="0"/>
    <meta:generator>LibreOffice/7.6.4.1$Windows_X86_64 LibreOffice_project/e19e193f88cd6c0525a17fb7a176ed8e6a3e2aa1</meta:generator>
  </office:meta>
</office:document-meta>
</file>